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JasperReport Server Report Trigger</text:p>
      <text:p text:style-name="Standard"/>
      <text:p text:style-name="P2">Beschreibung des Kommandozeilentool zur triggerung von JasperReports.</text:p>
      <text:p text:style-name="Standard"/>
      <text:h text:style-name="Heading_20_1" text:outline-level="1">Allgemeines</text:h>
      <text:p text:style-name="Standard"/>
      <text:p text:style-name="Standard">Das Werkzeug ist ein standalone lauffägies Java-Programm.</text:p>
      <text:p text:style-name="Standard">Die notwendigen Beschreibungen erwartet das Programm als Properties-Datei. Der JasperServer wird über Webservice-Aufrufe (SOAP+http) ansprochen.</text:p>
      <text:p text:style-name="Standard"/>
      <text:p text:style-name="Standard">Geplant ist die Umsetzung als Talend-Komponente</text:p>
      <text:p text:style-name="Standard"/>
      <text:h text:style-name="Heading_20_1" text:outline-level="1">Installation</text:h>
      <text:p text:style-name="Standard"/>
      <text:p text:style-name="Standard">In einem Verzeichnis werden folgende Dateien erwartet:</text:p>
      <text:p text:style-name="Standard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Datei</text:p>
          </table:table-cell>
          <table:table-cell table:style-name="Table1.B1" office:value-type="string">
            <text:p text:style-name="P1">Zweck</text:p>
          </table:table-cell>
        </table:table-row>
        <table:table-row>
          <table:table-cell table:style-name="Table1.A2" office:value-type="string">
            <text:p text:style-name="Standard">jrstrigger.sh</text:p>
          </table:table-cell>
          <table:table-cell table:style-name="Table1.B2" office:value-type="string">
            <text:p text:style-name="Table_20_Contents">Startscript für UNIX</text:p>
          </table:table-cell>
        </table:table-row>
        <table:table-row>
          <table:table-cell table:style-name="Table1.A2" office:value-type="string">
            <text:p text:style-name="Standard">jrstool.jar</text:p>
          </table:table-cell>
          <table:table-cell table:style-name="Table1.B2" office:value-type="string">
            <text:p text:style-name="Table_20_Contents">Lib enthält alle Klassen des Tools</text:p>
          </table:table-cell>
        </table:table-row>
        <table:table-row>
          <table:table-cell table:style-name="Table1.A2" office:value-type="string">
            <text:p text:style-name="Standard">com-jaspersoft-ireport-jasperserver.jar</text:p>
          </table:table-cell>
          <table:table-cell table:style-name="Table1.B2" office:value-type="string">
            <text:p text:style-name="Table_20_Contents">Client lib für den Reporting-Webservice</text:p>
          </table:table-cell>
        </table:table-row>
        <table:table-row>
          <table:table-cell table:style-name="Table1.A2" office:value-type="string">
            <text:p text:style-name="Standard">js_activation-1.1.jar</text:p>
            <text:p text:style-name="Standard">js_axis-1.4patched.jar</text:p>
            <text:p text:style-name="Standard">js_commons-codec-1.3.jar</text:p>
            <text:p text:style-name="Standard">js_commons-discovery-0.2.jar</text:p>
            <text:p text:style-name="Standard">js_commons-httpclient-3.1.jar</text:p>
            <text:p text:style-name="Standard">js_jasperserver-common-ws-3.5.0.jar</text:p>
            <text:p text:style-name="Standard">js_jaxrpc.jar</text:p>
            <text:p text:style-name="Standard">js_mail-1.4.jar</text:p>
            <text:p text:style-name="Standard">js_saaj-api-1.3.jar</text:p>
            <text:p text:style-name="Standard">js_wsdl4j-1.5.1.jar</text:p>
            <text:p text:style-name="Standard">commons-logging-1.1.jar</text:p>
            <text:p text:style-name="Standard">org-netbeans-core_ireport.jar</text:p>
            <text:p text:style-name="Standard">org-netbeans-core-windows_ireport.jar</text:p>
          </table:table-cell>
          <table:table-cell table:style-name="Table1.B2" office:value-type="string">
            <text:p text:style-name="Table_20_Contents">Erforderliche Libs für die JasperClient-lib</text:p>
          </table:table-cell>
        </table:table-row>
        <table:table-row>
          <table:table-cell table:style-name="Table1.A2" office:value-type="string">
            <text:p text:style-name="Standard">log4j-1.2.15.jar</text:p>
            <text:p text:style-name="Standard">log4j.properties</text:p>
          </table:table-cell>
          <table:table-cell table:style-name="Table1.B2" office:value-type="string">
            <text:p text:style-name="Table_20_Contents">Logging durch Log4J </text:p>
            <text:p text:style-name="Table_20_Contents">Konfiguration von log4j </text:p>
          </table:table-cell>
        </table:table-row>
      </table:table>
      <text:p text:style-name="Standard"/>
      <text:p text:style-name="Standard">All diese Dateien werden im selben Verzeichnis erwartet.</text:p>
      <text:p text:style-name="Standard"/>
      <text:p text:style-name="Standard">Aufruf:</text:p>
      <text:p text:style-name="Standard"/>
      <text:p text:style-name="Standard">jsrtrigger.sh &lt;configpath&gt;/server.properties &lt;configpath&gt;/myreport.properties</text:p>
      <text:p text:style-name="Standard"/>
      <text:p text:style-name="Standard">Der erste Parameter zeigt auf die Konfiguration zum Server. Der zweite Parameter weist auf die Konfiguration des zu startenden Reports.</text:p>
      <text:p text:style-name="Standard"/>
      <text:p text:style-name="Standard"/>
      <text:h text:style-name="Heading_20_1" text:outline-level="1"><text:soft-page-break/>Konfigurationsdateien</text:h>
      <text:p text:style-name="Standard"/>
      <text:p text:style-name="Standard">Die Konfiguration erfolgt in 2 Properties-Dateien:</text:p>
      <text:p text:style-name="Standard"/>
      <text:h text:style-name="Heading_20_2" text:outline-level="2">Inhalt der server.properies</text:h>
      <text:p text:style-name="Standard"/>
      <text:p text:style-name="Standard"># Endpoint Adresse des SOAP-Webservices</text:p>
      <text:p text:style-name="Standard">Service.address=<text:a xlink:type="simple" xlink:href="http://10.2.23.221:8080/jasperserver-pro/services/ReportScheduler">http://10.2.23.221:8080/jasperserver-pro/services/ReportScheduler</text:a></text:p>
      <text:p text:style-name="Standard"/>
      <text:p text:style-name="Standard"># Zugangsdaten</text:p>
      <text:p text:style-name="Standard">Service.user=jlolling</text:p>
      <text:p text:style-name="Standard">Service.password=lolli</text:p>
      <text:p text:style-name="Standard"/>
      <text:h text:style-name="Heading_20_2" text:outline-level="2">Inhalt eine Report-Konfigurationsdatei myreport.properties</text:h>
      <text:p text:style-name="Standard"/>
      <text:p text:style-name="Standard"># Report configuration</text:p>
      <text:p text:style-name="Standard"># Existing jobs have IDs</text:p>
      <text:p text:style-name="Standard"># set id only for info, delete or update</text:p>
      <text:p text:style-name="Standard">Job.id=</text:p>
      <text:p text:style-name="Standard"># URI of the report to start</text:p>
      <text:p text:style-name="Standard"># this URI is a JasperServer internal URI relative from root directory within JasperRepository</text:p>
      <text:p text:style-name="Standard">Job.reportUnitUri=/reports/samples/AllAccounts</text:p>
      <text:p text:style-name="Standard"># User for report</text:p>
      <text:p text:style-name="Standard">Job.username=jlolling</text:p>
      <text:p text:style-name="Standard"># name of the job</text:p>
      <text:p text:style-name="Standard">Job.label=Test Report</text:p>
      <text:p text:style-name="Standard">Job.baseOutputFilename=AllAccounts_Jan</text:p>
      <text:p text:style-name="Standard">Job.outputFormats=XLS</text:p>
      <text:p text:style-name="Standard"># 2-digit Locale</text:p>
      <text:p text:style-name="Standard">Job.outputLocale=de</text:p>
      <text:p text:style-name="Standard"># Description text</text:p>
      <text:p text:style-name="Standard">Job.description=My description of this job</text:p>
      <text:p text:style-name="Standard"/>
      <text:p text:style-name="Standard"># Reports can have parameters at start. Here define there values</text:p>
      <text:p text:style-name="Standard"># Parameters</text:p>
      <text:p text:style-name="Standard"># value has the form: type|value[|pattern]</text:p>
      <text:p text:style-name="Standard"># type can be: String Date Integer Float Double (use . as decimal delimiter) Boolean (true/false)</text:p>
      <text:p text:style-name="Standard"># value must fit to the type</text:p>
      <text:p text:style-name="Standard"># pattern is used for date and consists of dd=day MM=month yyyy=4-digit year HH=24-h-hours mm=minuts ss=seconds</text:p>
      <text:p text:style-name="Standard"># if there is no type definition (and no pattern) than this value will be proceed at String value</text:p>
      <text:p text:style-name="Standard">Job.parameter.country=Mexico</text:p>
      <text:p text:style-name="Standard">Job.parameter.startTime=Date|21.11.2011 14:50:00|dd.MM.yyyy HH:mm:ss</text:p>
      <text:p text:style-name="Standard">Job.parameter.exchangeRate=Double|12.789</text:p>
      <text:p text:style-name="Standard"/>
      <text:p text:style-name="Standard"># Destination of the report</text:p>
      <text:p text:style-name="Standard">JobRepositoryDestination.folderURI=/reports/Outputs </text:p>
      <text:p text:style-name="Standard">JobRepositoryDestination.sequentialFilenames=true</text:p>
      <text:p text:style-name="Standard">JobRepositoryDestination.overwriteFiles=false</text:p>
      <text:p text:style-name="Standard"><text:soft-page-break/>JobRepositoryDestination.timestampPattern=yyyyMMdd_HHmm</text:p>
      <text:p text:style-name="Standard"/>
      <text:p text:style-name="Standard"># if the report is done, Jasper provide email notifications</text:p>
      <text:p text:style-name="Standard"># Mail notification leaf addresses blank to avoid notification</text:p>
      <text:p text:style-name="Standard">JobMailNotification.toAddresses=antoine.bertrand@groupon.de</text:p>
      <text:p text:style-name="Standard">JobMailNotification.subject=[JasperReportServer] Diese Spam {Job.label} wurde für Sie bereit gestellt</text:p>
      <text:p text:style-name="Standard">JobMailNotification.message={Job.label} wurde erstellt für {Job.parameter.startTime} \nund liegt in {JobRepositoryDestination.folderURI}.</text:p>
      <text:p text:style-name="Standard">JobMailNotification.resultSendtype=SEND_ATTACHMENT</text:p>
      <text:p text:style-name="Standard"># Count of starts</text:p>
      <text:p text:style-name="Standard"># set -1 if you have an end date and recurrence set</text:p>
      <text:p text:style-name="Standard">JobSimpleTrigger.occurrenceCount=-1</text:p>
      <text:p text:style-name="Standard"># Start date, leaf blank for start at next minute</text:p>
      <text:p text:style-name="Standard"># pattern dd.MM.yyyy HH:mm</text:p>
      <text:p text:style-name="Standard">JobSimpleTrigger.startDate=</text:p>
      <text:p text:style-name="Standard"># must be set together!</text:p>
      <text:p text:style-name="Standard"># pattern dd.MM.yyyy HH:mm</text:p>
      <text:p text:style-name="Standard">JobSimpleTrigger.endDate=07.09.2011 14:00</text:p>
      <text:p text:style-name="Standard">JobSimpleTrigger.recurrenceInterval=2</text:p>
      <text:p text:style-name="Standard"># possible values are DAY, HOUR, WEEK, MINUTE</text:p>
      <text:p text:style-name="Standard">JobSimpleTrigger.recurrenceIntervalUnit=MINUTE</text:p>
      <text:p text:style-name="Standard"></text:p>
      <text:p text:style-name="Standard"># there is the possibility to read notification email adresses from a file</text:p>
      <text:p text:style-name="Standard">Email.list.file=/home/jlolling/Documents/cimt/projects/groupon/workspace/jasperreport_trigger/config/emailList.t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lolling </meta:initial-creator>
    <meta:creation-date>2012-02-10T10:26:35</meta:creation-date>
    <dc:date>2012-02-10T10:50:08</dc:date>
    <dc:creator>jlolling </dc:creator>
    <meta:editing-duration>PT23M33S</meta:editing-duration>
    <meta:editing-cycles>3</meta:editing-cycles>
    <meta:generator>LibreOffice/3.4$Unix LibreOffice_project/340m1$Build-402</meta:generator>
    <meta:document-statistic meta:table-count="1" meta:image-count="0" meta:object-count="0" meta:page-count="3" meta:paragraph-count="100" meta:word-count="412" meta:character-count="4085" meta:non-whitespace-character-count="3704"/>
  </office:meta>
</office:document-meta>
</file>